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tyles.xml"/>
  <manifest:file-entry manifest:media-type="text/xml" manifest:full-path="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ObjectReplacements/Object 1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12"/>
  <manifest:file-entry manifest:media-type="application/x-openoffice-gdimetafile;windows_formatname=&quot;GDIMetaFile&quot;" manifest:full-path="ObjectReplacements/Object 4"/>
  <manifest:file-entry manifest:media-type="" manifest:full-path="ObjectReplacements/Object 13"/>
  <manifest:file-entry manifest:media-type="" manifest:full-path="ObjectReplacements/Object 10"/>
  <manifest:file-entry manifest:media-type="" manifest:full-path="ObjectReplacements/Object 1"/>
  <manifest:file-entry manifest:media-type="" manifest:full-path="ObjectReplacements/Object 6"/>
  <manifest:file-entry manifest:media-type="application/x-openoffice-gdimetafile;windows_formatname=&quot;GDIMetaFile&quot;" manifest:full-path="ObjectReplacements/Object 15"/>
  <manifest:file-entry manifest:media-type="" manifest:full-path="ObjectReplacements/Object 7"/>
  <manifest:file-entry manifest:media-type="" manifest:full-path="ObjectReplacements/Object 16"/>
  <manifest:file-entry manifest:media-type="application/x-openoffice-gdimetafile;windows_formatname=&quot;GDIMetaFile&quot;" manifest:full-path="ObjectReplacements/Object 8"/>
  <manifest:file-entry manifest:media-type="" manifest:full-path="ObjectReplacements/Object 14"/>
  <manifest:file-entry manifest:media-type="" manifest:full-path="ObjectReplacements/Object 5"/>
  <manifest:file-entry manifest:media-type="application/x-openoffice-gdimetafile;windows_formatname=&quot;GDIMetaFile&quot;" manifest:full-path="ObjectReplacements/Object 9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5/setting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image/png" manifest:full-path="Thumbnails/thumbnail.png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4cm" svg:stroke-color="#009900" draw:marker-start-width="0.579cm" draw:marker-end-width="0.579cm" draw:fill="solid" draw:fill-color="#99ff66" draw:opacity="50%" draw:textarea-vertical-align="middle" fo:padding-top="0.25cm" fo:padding-bottom="0.25cm" fo:padding-left="0.375cm" fo:padding-right="0.375cm" draw:shadow-opacity="50%"/>
    </style:style>
    <style:style style:name="gr2" style:family="graphic" style:parent-style-name="standard">
      <style:graphic-properties draw:fill="solid" draw:fill-color="#eeeee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000000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ff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9900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144cm" svg:height="25.94cm" svg:x="11.046cm" svg:y="0.619cm">
          <text:p/>
        </draw:rect>
        <draw:rect draw:style-name="gr2" draw:text-style-name="P1" draw:layer="layout" svg:width="9.144cm" svg:height="25.94cm" svg:x="1.508cm" svg:y="0.619cm">
          <text:p/>
        </draw:rect>
        <draw:g>
          <draw:line draw:style-name="gr3" draw:text-style-name="P1" draw:layer="layout" svg:x1="12.305cm" svg:y1="3.414cm" svg:x2="13.988cm" svg:y2="4.967cm">
            <text:p/>
          </draw:line>
          <draw:line draw:style-name="gr4" draw:text-style-name="P1" draw:layer="layout" svg:x1="13.924cm" svg:y1="4.909cm" svg:x2="15.607cm" svg:y2="6.462cm">
            <text:p/>
          </draw:line>
        </draw:g>
        <draw:g>
          <draw:path draw:style-name="gr5" draw:text-style-name="P1" draw:layer="layout" svg:width="1.527cm" svg:height="0.38cm" draw:transform="rotate (-1.57079632679579) translate (15.7341242023178cm 6.46196595457203cm)" svg:viewBox="0 0 1528 381" svg:d="m6 153c0 76-44 225 105 228s21-381 209-381 22 381 210 381 24-387 209-381-28 375 157 381 25-387 210-381-25 381 157 381 19-376 157-381 105 114 105 191">
            <text:p/>
          </draw:path>
          <draw:path draw:style-name="gr5" draw:text-style-name="P1" draw:layer="layout" svg:width="1.527cm" svg:height="0.38cm" draw:transform="rotate (-1.57079632679579) translate (15.7341242023178cm 7.98163699474516cm)" svg:viewBox="0 0 1528 381" svg:d="m6 153c0 76-44 225 105 228s21-381 209-381 22 381 210 381 24-387 209-381-28 375 157 381 25-387 210-381-25 381 157 381 19-376 157-381 105 114 105 191">
            <text:p/>
          </draw:path>
        </draw:g>
        <draw:g>
          <draw:line draw:style-name="gr3" draw:text-style-name="P1" draw:layer="layout" svg:x1="12.308cm" svg:y1="12.622cm" svg:x2="13.955cm" svg:y2="11.036cm">
            <text:p/>
          </draw:line>
          <draw:line draw:style-name="gr4" draw:text-style-name="P1" draw:layer="layout" svg:x1="13.893cm" svg:y1="11.096cm" svg:x2="15.54cm" svg:y2="9.51cm">
            <text:p/>
          </draw:line>
        </draw:g>
        <draw:g>
          <draw:line draw:style-name="gr3" draw:text-style-name="P1" draw:layer="layout" svg:x1="15.549cm" svg:y1="9.511cm" svg:x2="17.175cm" svg:y2="11.118cm">
            <text:p/>
          </draw:line>
          <draw:line draw:style-name="gr4" draw:text-style-name="P1" draw:layer="layout" svg:x1="17.114cm" svg:y1="11.057cm" svg:x2="18.74cm" svg:y2="12.664cm">
            <text:p/>
          </draw:line>
        </draw:g>
        <draw:circle draw:style-name="gr6" draw:text-style-name="P1" draw:layer="layout" svg:width="0.127cm" svg:height="0.127cm" svg:x="15.488cm" svg:y="9.446cm">
          <text:p/>
        </draw:circle>
        <draw:g>
          <draw:line draw:style-name="gr3" draw:text-style-name="P1" draw:layer="layout" svg:x1="15.548cm" svg:y1="6.462cm" svg:x2="17.195cm" svg:y2="4.876cm">
            <text:p/>
          </draw:line>
          <draw:line draw:style-name="gr4" draw:text-style-name="P1" draw:layer="layout" svg:x1="17.133cm" svg:y1="4.936cm" svg:x2="18.78cm" svg:y2="3.35cm">
            <text:p/>
          </draw:line>
        </draw:g>
        <draw:circle draw:style-name="gr6" draw:text-style-name="P1" draw:layer="layout" svg:width="0.127cm" svg:height="0.127cm" svg:x="15.489cm" svg:y="6.347cm">
          <text:p/>
        </draw:circle>
        <draw:frame draw:style-name="gr7" draw:text-style-name="P1" draw:layer="layout" svg:width="0.809cm" svg:height="0.887cm" draw:transform="rotate (-0.0457276264034292) translate (11.709cm 2.397cm)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text-style-name="P1" draw:layer="layout" svg:width="0.995cm" svg:height="0.989cm" draw:transform="rotate (-0.0457276264034292) translate (18.734cm 2.397cm)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7" draw:text-style-name="P1" draw:layer="layout" svg:width="0.699cm" svg:height="0.881cm" draw:transform="rotate (-0.0457276264034292) translate (11.508cm 12.407cm)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7" draw:text-style-name="P1" draw:layer="layout" svg:width="0.77cm" svg:height="0.887cm" draw:transform="rotate (-0.0457276264034292) translate (18.861cm 12.45cm)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8" draw:layer="layout" svg:width="6.361cm" svg:height="0.962cm" svg:x="3.54cm" svg:y="1.435cm">
          <draw:text-box>
            <text:p>Neutral Current (NC)</text:p>
          </draw:text-box>
        </draw:frame>
        <draw:frame draw:style-name="gr8" draw:layer="layout" svg:width="6.746cm" svg:height="0.962cm" svg:x="12.43cm" svg:y="1.381cm">
          <draw:text-box>
            <text:p>Charged Current (CC)</text:p>
          </draw:text-box>
        </draw:frame>
        <draw:g>
          <draw:g>
            <draw:line draw:style-name="gr3" draw:text-style-name="P1" draw:layer="layout" svg:x1="2.859cm" svg:y1="3.35cm" svg:x2="4.542cm" svg:y2="4.903cm">
              <text:p/>
            </draw:line>
            <draw:line draw:style-name="gr4" draw:text-style-name="P1" draw:layer="layout" svg:x1="4.478cm" svg:y1="4.845cm" svg:x2="6.161cm" svg:y2="6.398cm">
              <text:p/>
            </draw:line>
          </draw:g>
          <draw:g>
            <draw:path draw:style-name="gr5" draw:text-style-name="P1" draw:layer="layout" svg:width="1.527cm" svg:height="0.38cm" draw:transform="rotate (-1.57079632679579) translate (6.28812420231776cm 6.39796595457203cm)" svg:viewBox="0 0 1528 381" svg:d="m6 153c0 76-44 225 105 228s21-381 209-381 22 381 210 381 24-387 209-381-28 375 157 381 25-387 210-381-25 381 157 381 19-376 157-381 105 114 105 191">
              <text:p/>
            </draw:path>
            <draw:path draw:style-name="gr5" draw:text-style-name="P1" draw:layer="layout" svg:width="1.527cm" svg:height="0.38cm" draw:transform="rotate (-1.57079632679579) translate (6.28812420231776cm 7.91763699474516cm)" svg:viewBox="0 0 1528 381" svg:d="m6 153c0 76-44 225 105 228s21-381 209-381 22 381 210 381 24-387 209-381-28 375 157 381 25-387 210-381-25 381 157 381 19-376 157-381 105 114 105 191">
              <text:p/>
            </draw:path>
          </draw:g>
          <draw:g>
            <draw:line draw:style-name="gr3" draw:text-style-name="P1" draw:layer="layout" svg:x1="2.862cm" svg:y1="12.558cm" svg:x2="4.509cm" svg:y2="10.972cm">
              <text:p/>
            </draw:line>
            <draw:line draw:style-name="gr4" draw:text-style-name="P1" draw:layer="layout" svg:x1="4.447cm" svg:y1="11.032cm" svg:x2="6.094cm" svg:y2="9.446cm">
              <text:p/>
            </draw:line>
          </draw:g>
          <draw:g>
            <draw:line draw:style-name="gr3" draw:text-style-name="P1" draw:layer="layout" svg:x1="6.103cm" svg:y1="9.447cm" svg:x2="7.729cm" svg:y2="11.054cm">
              <text:p/>
            </draw:line>
            <draw:line draw:style-name="gr4" draw:text-style-name="P1" draw:layer="layout" svg:x1="7.668cm" svg:y1="10.993cm" svg:x2="9.294cm" svg:y2="12.6cm">
              <text:p/>
            </draw:line>
          </draw:g>
          <draw:circle draw:style-name="gr6" draw:text-style-name="P1" draw:layer="layout" svg:width="0.127cm" svg:height="0.127cm" svg:x="6.042cm" svg:y="9.382cm">
            <text:p/>
          </draw:circle>
          <draw:g>
            <draw:line draw:style-name="gr3" draw:text-style-name="P1" draw:layer="layout" svg:x1="6.102cm" svg:y1="6.398cm" svg:x2="7.749cm" svg:y2="4.812cm">
              <text:p/>
            </draw:line>
            <draw:line draw:style-name="gr4" draw:text-style-name="P1" draw:layer="layout" svg:x1="7.687cm" svg:y1="4.872cm" svg:x2="9.334cm" svg:y2="3.286cm">
              <text:p/>
            </draw:line>
          </draw:g>
          <draw:circle draw:style-name="gr6" draw:text-style-name="P1" draw:layer="layout" svg:width="0.127cm" svg:height="0.127cm" svg:x="6.043cm" svg:y="6.283cm">
            <text:p/>
          </draw:circle>
          <draw:frame draw:style-name="gr7" draw:text-style-name="P1" draw:layer="layout" svg:width="0.809cm" svg:height="0.887cm" draw:transform="rotate (-0.0457276264034292) translate (2.038cm 2.39cm)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7" draw:text-style-name="P1" draw:layer="layout" svg:width="0.809cm" svg:height="0.887cm" draw:transform="rotate (-0.0457276264034292) translate (9.377cm 2.463cm)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7" draw:text-style-name="P1" draw:layer="layout" svg:width="0.699cm" svg:height="0.881cm" draw:transform="rotate (-0.0457276264034292) translate (2.205cm 12.33cm)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style-name="gr7" draw:text-style-name="P1" draw:layer="layout" svg:width="0.699cm" svg:height="0.881cm" draw:transform="rotate (-0.0457276264034292) translate (9.249cm 12.334cm)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style-name="gr7" draw:text-style-name="P1" draw:layer="layout" svg:width="0.919cm" svg:height="0.881cm" draw:transform="rotate (-0.0457276264034292) translate (6.61cm 7.597cm)">
            <draw:object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</draw:g>
        <draw:g>
          <draw:line draw:style-name="gr3" draw:text-style-name="P1" draw:layer="layout" svg:x1="2.884cm" svg:y1="15.86cm" svg:x2="4.567cm" svg:y2="17.413cm">
            <text:p/>
          </draw:line>
          <draw:line draw:style-name="gr4" draw:text-style-name="P1" draw:layer="layout" svg:x1="4.503cm" svg:y1="17.355cm" svg:x2="6.186cm" svg:y2="18.908cm">
            <text:p/>
          </draw:line>
        </draw:g>
        <draw:g>
          <draw:path draw:style-name="gr5" draw:text-style-name="P1" draw:layer="layout" svg:width="1.527cm" svg:height="0.38cm" draw:transform="rotate (-1.57079632679579) translate (6.31312420231776cm 18.907965954572cm)" svg:viewBox="0 0 1528 381" svg:d="m6 153c0 76-44 225 105 228s21-381 209-381 22 381 210 381 24-387 209-381-28 375 157 381 25-387 210-381-25 381 157 381 19-376 157-381 105 114 105 191">
            <text:p/>
          </draw:path>
          <draw:path draw:style-name="gr5" draw:text-style-name="P1" draw:layer="layout" svg:width="1.527cm" svg:height="0.38cm" draw:transform="rotate (-1.57079632679579) translate (6.31312420231776cm 20.4276369947452cm)" svg:viewBox="0 0 1528 381" svg:d="m6 153c0 76-44 225 105 228s21-381 209-381 22 381 210 381 24-387 209-381-28 375 157 381 25-387 210-381-25 381 157 381 19-376 157-381 105 114 105 191">
            <text:p/>
          </draw:path>
        </draw:g>
        <draw:g>
          <draw:line draw:style-name="gr3" draw:text-style-name="P1" draw:layer="layout" svg:x1="6.127cm" svg:y1="18.908cm" svg:x2="7.774cm" svg:y2="17.322cm">
            <text:p/>
          </draw:line>
          <draw:line draw:style-name="gr4" draw:text-style-name="P1" draw:layer="layout" svg:x1="7.712cm" svg:y1="17.382cm" svg:x2="9.359cm" svg:y2="15.796cm">
            <text:p/>
          </draw:line>
        </draw:g>
        <draw:circle draw:style-name="gr6" draw:text-style-name="P1" draw:layer="layout" svg:width="0.127cm" svg:height="0.127cm" svg:x="6.068cm" svg:y="18.793cm">
          <text:p/>
        </draw:circle>
        <draw:frame draw:style-name="gr8" draw:text-style-name="P3" draw:layer="layout" svg:width="1.844cm" svg:height="0.721cm" svg:x="1.739cm" svg:y="25.13cm">
          <draw:text-box>
            <text:p text:style-name="P2">Baryon</text:p>
          </draw:text-box>
        </draw:frame>
        <draw:g>
          <draw:line draw:style-name="gr9" draw:text-style-name="P1" draw:layer="layout" svg:x1="2.985cm" svg:y1="25.147cm" svg:x2="4.662cm" svg:y2="23.531cm">
            <text:p/>
          </draw:line>
          <draw:line draw:style-name="gr10" draw:text-style-name="P1" draw:layer="layout" svg:x1="4.599cm" svg:y1="23.591cm" svg:x2="6.276cm" svg:y2="21.975cm">
            <text:p/>
          </draw:line>
        </draw:g>
        <draw:g>
          <draw:line draw:style-name="gr11" draw:text-style-name="P1" draw:layer="layout" svg:x1="2.915cm" svg:y1="25.027cm" svg:x2="4.531cm" svg:y2="23.462cm">
            <text:p/>
          </draw:line>
          <draw:line draw:style-name="gr12" draw:text-style-name="P1" draw:layer="layout" svg:x1="4.471cm" svg:y1="23.52cm" svg:x2="6.087cm" svg:y2="21.955cm">
            <text:p/>
          </draw:line>
        </draw:g>
        <draw:g>
          <draw:line draw:style-name="gr13" draw:text-style-name="P1" draw:layer="layout" svg:x1="2.92cm" svg:y1="24.807cm" svg:x2="4.429cm" svg:y2="23.364cm">
            <text:p/>
          </draw:line>
          <draw:line draw:style-name="gr14" draw:text-style-name="P1" draw:layer="layout" svg:x1="4.373cm" svg:y1="23.418cm" svg:x2="5.882cm" svg:y2="21.975cm">
            <text:p/>
          </draw:line>
        </draw:g>
        <draw:g>
          <draw:line draw:style-name="gr9" draw:text-style-name="P1" draw:layer="layout" svg:x1="6.277cm" svg:y1="21.975cm" svg:x2="7.588cm" svg:y2="23.281cm">
            <text:p/>
          </draw:line>
          <draw:line draw:style-name="gr10" draw:text-style-name="P1" draw:layer="layout" svg:x1="7.539cm" svg:y1="23.232cm" svg:x2="8.85cm" svg:y2="24.538cm">
            <text:p/>
          </draw:line>
        </draw:g>
        <draw:g>
          <draw:line draw:style-name="gr11" draw:text-style-name="P1" draw:layer="layout" svg:x1="6.087cm" svg:y1="21.955cm" svg:x2="7.495cm" svg:y2="23.379cm">
            <text:p/>
          </draw:line>
          <draw:line draw:style-name="gr12" draw:text-style-name="P1" draw:layer="layout" svg:x1="7.443cm" svg:y1="23.325cm" svg:x2="8.851cm" svg:y2="24.749cm">
            <text:p/>
          </draw:line>
        </draw:g>
        <draw:g>
          <draw:line draw:style-name="gr13" draw:text-style-name="P1" draw:layer="layout" svg:x1="5.882cm" svg:y1="21.975cm" svg:x2="7.265cm" svg:y2="23.346cm">
            <text:p/>
          </draw:line>
          <draw:line draw:style-name="gr14" draw:text-style-name="P1" draw:layer="layout" svg:x1="7.213cm" svg:y1="23.294cm" svg:x2="8.596cm" svg:y2="24.665cm">
            <text:p/>
          </draw:line>
        </draw:g>
        <draw:circle draw:style-name="gr6" draw:text-style-name="P1" draw:layer="layout" svg:width="0.127cm" svg:height="0.127cm" svg:x="6.067cm" svg:y="21.892cm">
          <text:p/>
        </draw:circle>
        <draw:frame draw:style-name="gr8" draw:text-style-name="P3" draw:layer="layout" svg:width="1.679cm" svg:height="0.721cm" svg:x="8.039cm" svg:y="24.931cm">
          <draw:text-box>
            <text:p text:style-name="P2">Recoil</text:p>
          </draw:text-box>
        </draw:frame>
        <draw:frame draw:style-name="gr7" draw:text-style-name="P1" draw:layer="layout" svg:width="0.809cm" svg:height="0.887cm" draw:transform="rotate (-0.0457276264034292) translate (2.201cm 14.843cm)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7" draw:text-style-name="P1" draw:layer="layout" svg:width="0.995cm" svg:height="0.989cm" draw:transform="rotate (-0.0457276264034292) translate (18.698cm 14.716cm)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7" draw:text-style-name="P1" draw:layer="layout" svg:width="1.15cm" svg:height="0.881cm" draw:transform="rotate (-0.0457276264034292) translate (16.08cm 20.05cm)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7" draw:text-style-name="P1" draw:layer="layout" svg:width="1.15cm" svg:height="0.881cm" draw:transform="rotate (-0.0457276264034292) translate (15.98cm 7.56cm)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g>
          <draw:line draw:style-name="gr3" draw:text-style-name="P1" draw:layer="layout" svg:x1="12.403cm" svg:y1="15.757cm" svg:x2="14.086cm" svg:y2="17.31cm">
            <text:p/>
          </draw:line>
          <draw:line draw:style-name="gr4" draw:text-style-name="P1" draw:layer="layout" svg:x1="14.022cm" svg:y1="17.252cm" svg:x2="15.705cm" svg:y2="18.805cm">
            <text:p/>
          </draw:line>
        </draw:g>
        <draw:g>
          <draw:path draw:style-name="gr5" draw:text-style-name="P1" draw:layer="layout" svg:width="1.527cm" svg:height="0.38cm" draw:transform="rotate (-1.57079632679579) translate (15.8321242023178cm 18.804965954572cm)" svg:viewBox="0 0 1528 381" svg:d="m6 153c0 76-44 225 105 228s21-381 209-381 22 381 210 381 24-387 209-381-28 375 157 381 25-387 210-381-25 381 157 381 19-376 157-381 105 114 105 191">
            <text:p/>
          </draw:path>
          <draw:path draw:style-name="gr5" draw:text-style-name="P1" draw:layer="layout" svg:width="1.527cm" svg:height="0.38cm" draw:transform="rotate (-1.57079632679579) translate (15.8321242023178cm 20.3246369947452cm)" svg:viewBox="0 0 1528 381" svg:d="m6 153c0 76-44 225 105 228s21-381 209-381 22 381 210 381 24-387 209-381-28 375 157 381 25-387 210-381-25 381 157 381 19-376 157-381 105 114 105 191">
            <text:p/>
          </draw:path>
        </draw:g>
        <draw:g>
          <draw:line draw:style-name="gr3" draw:text-style-name="P1" draw:layer="layout" svg:x1="15.646cm" svg:y1="18.805cm" svg:x2="17.293cm" svg:y2="17.219cm">
            <text:p/>
          </draw:line>
          <draw:line draw:style-name="gr4" draw:text-style-name="P1" draw:layer="layout" svg:x1="17.231cm" svg:y1="17.279cm" svg:x2="18.878cm" svg:y2="15.693cm">
            <text:p/>
          </draw:line>
        </draw:g>
        <draw:circle draw:style-name="gr6" draw:text-style-name="P1" draw:layer="layout" svg:width="0.127cm" svg:height="0.127cm" svg:x="15.587cm" svg:y="18.69cm">
          <text:p/>
        </draw:circle>
        <draw:g>
          <draw:g>
            <draw:line draw:style-name="gr9" draw:text-style-name="P1" draw:layer="layout" svg:x1="12.506cm" svg:y1="25.065cm" svg:x2="14.183cm" svg:y2="23.449cm">
              <text:p/>
            </draw:line>
            <draw:line draw:style-name="gr10" draw:text-style-name="P1" draw:layer="layout" svg:x1="14.12cm" svg:y1="23.509cm" svg:x2="15.797cm" svg:y2="21.893cm">
              <text:p/>
            </draw:line>
          </draw:g>
          <draw:g>
            <draw:line draw:style-name="gr11" draw:text-style-name="P1" draw:layer="layout" svg:x1="12.436cm" svg:y1="24.945cm" svg:x2="14.052cm" svg:y2="23.38cm">
              <text:p/>
            </draw:line>
            <draw:line draw:style-name="gr12" draw:text-style-name="P1" draw:layer="layout" svg:x1="13.992cm" svg:y1="23.438cm" svg:x2="15.608cm" svg:y2="21.873cm">
              <text:p/>
            </draw:line>
          </draw:g>
          <draw:g>
            <draw:line draw:style-name="gr13" draw:text-style-name="P1" draw:layer="layout" svg:x1="12.441cm" svg:y1="24.725cm" svg:x2="13.95cm" svg:y2="23.282cm">
              <text:p/>
            </draw:line>
            <draw:line draw:style-name="gr14" draw:text-style-name="P1" draw:layer="layout" svg:x1="13.894cm" svg:y1="23.336cm" svg:x2="15.403cm" svg:y2="21.893cm">
              <text:p/>
            </draw:line>
          </draw:g>
          <draw:g>
            <draw:line draw:style-name="gr9" draw:text-style-name="P1" draw:layer="layout" svg:x1="15.798cm" svg:y1="21.893cm" svg:x2="17.109cm" svg:y2="23.199cm">
              <text:p/>
            </draw:line>
            <draw:line draw:style-name="gr10" draw:text-style-name="P1" draw:layer="layout" svg:x1="17.06cm" svg:y1="23.15cm" svg:x2="18.371cm" svg:y2="24.456cm">
              <text:p/>
            </draw:line>
          </draw:g>
          <draw:g>
            <draw:line draw:style-name="gr11" draw:text-style-name="P1" draw:layer="layout" svg:x1="15.608cm" svg:y1="21.873cm" svg:x2="16.434cm" svg:y2="23.448cm">
              <text:p/>
            </draw:line>
            <draw:line draw:style-name="gr12" draw:text-style-name="P1" draw:layer="layout" svg:x1="16.403cm" svg:y1="23.389cm" svg:x2="17.229cm" svg:y2="24.964cm">
              <text:p/>
            </draw:line>
          </draw:g>
          <draw:g>
            <draw:line draw:style-name="gr13" draw:text-style-name="P1" draw:layer="layout" svg:x1="15.403cm" svg:y1="21.893cm" svg:x2="16.786cm" svg:y2="23.264cm">
              <text:p/>
            </draw:line>
            <draw:line draw:style-name="gr14" draw:text-style-name="P1" draw:layer="layout" svg:x1="16.734cm" svg:y1="23.212cm" svg:x2="18.117cm" svg:y2="24.583cm">
              <text:p/>
            </draw:line>
          </draw:g>
        </draw:g>
        <draw:circle draw:style-name="gr6" draw:text-style-name="P1" draw:layer="layout" svg:width="0.127cm" svg:height="0.127cm" svg:x="15.55cm" svg:y="21.789cm">
          <text:p/>
        </draw:circle>
        <draw:frame draw:style-name="gr8" draw:text-style-name="P3" draw:layer="layout" svg:width="2.195cm" svg:height="1.191cm" svg:x="17.102cm" svg:y="24.815cm">
          <draw:text-box>
            <text:p text:style-name="P3">Hadronic</text:p>
            <text:p text:style-name="P2">Shower</text:p>
          </draw:text-box>
        </draw:frame>
        <draw:frame draw:style-name="gr8" draw:text-style-name="P3" draw:layer="layout" svg:width="1.844cm" svg:height="0.721cm" svg:x="11.006cm" svg:y="25.043cm">
          <draw:text-box>
            <text:p text:style-name="P2">Baryon</text:p>
          </draw:text-box>
        </draw:frame>
        <draw:frame draw:style-name="gr7" draw:text-style-name="P1" draw:layer="layout" svg:width="0.809cm" svg:height="0.887cm" draw:transform="rotate (-0.0457276264034292) translate (11.722cm 14.77cm)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7" draw:text-style-name="P1" draw:layer="layout" svg:width="0.919cm" svg:height="0.881cm" draw:transform="rotate (-0.0457276264034292) translate (6.559cm 20.177cm)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7" draw:text-style-name="P1" draw:layer="layout" svg:width="0.809cm" svg:height="0.887cm" draw:transform="rotate (-0.0457276264034292) translate (9.336cm 14.809cm)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03T16:26:37</meta:creation-date>
    <dc:date>2017-09-03T18:59:01</dc:date>
    <dc:creator>Ben Rotter</dc:creator>
    <meta:editing-duration>PT28M49S</meta:editing-duration>
    <meta:editing-cycles>3</meta:editing-cycles>
    <meta:generator>OpenOffice/4.0.0$Unix OpenOffice.org_project/400m3$Build-9702</meta:generator>
    <meta:document-statistic meta:object-count="118"/>
  </office:meta>
</office:document-meta>
</file>

<file path=Object 1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10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11/content.xml><?xml version="1.0" encoding="utf-8"?>
<math xmlns="http://www.w3.org/1998/Math/MathML">
  <semantics>
    <mrow>
      <mstyle mathsize="20pt">
        <mrow>
          <mrow>
            <msubsup>
              <mi>X</mi>
              <mrow>
                <mi>l</mi>
              </mrow>
              <mrow>
                <mtext>-</mtext>
              </mrow>
            </msubsup>
          </mrow>
        </mrow>
      </mstyle>
    </mrow>
    <annotation encoding="StarMath 5.0">size 20{X_{l}^{"-"}}</annotation>
  </semantics>
</math>
</file>

<file path=Object 12/content.xml><?xml version="1.0" encoding="utf-8"?>
<math xmlns="http://www.w3.org/1998/Math/MathML">
  <semantics>
    <mrow>
      <mstyle mathsize="20pt">
        <mrow>
          <mrow>
            <msup>
              <mi>Z</mi>
              <mrow>
                <mn>0</mn>
              </mrow>
            </msup>
          </mrow>
        </mrow>
      </mstyle>
    </mrow>
    <annotation encoding="StarMath 5.0">size 20{Z^{0}}</annotation>
  </semantics>
</math>
</file>

<file path=Object 13/content.xml><?xml version="1.0" encoding="utf-8"?>
<math xmlns="http://www.w3.org/1998/Math/MathML">
  <semantics>
    <mrow>
      <mstyle mathsize="20pt">
        <mrow>
          <mrow>
            <msup>
              <mi>Z</mi>
              <mrow>
                <mn>0</mn>
              </mrow>
            </msup>
          </mrow>
        </mrow>
      </mstyle>
    </mrow>
    <annotation encoding="StarMath 5.0">size 20{Z^{0}}</annotation>
  </semantics>
</math>
</file>

<file path=Object 14/content.xml><?xml version="1.0" encoding="utf-8"?>
<math xmlns="http://www.w3.org/1998/Math/MathML">
  <semantics>
    <mrow>
      <mstyle mathsize="20pt">
        <mrow>
          <mrow>
            <msup>
              <mi>W</mi>
              <mrow>
                <mi>±</mi>
              </mrow>
            </msup>
          </mrow>
        </mrow>
      </mstyle>
    </mrow>
    <annotation encoding="StarMath 5.0">size 20{W^{±}}</annotation>
  </semantics>
</math>
</file>

<file path=Object 15/content.xml><?xml version="1.0" encoding="utf-8"?>
<math xmlns="http://www.w3.org/1998/Math/MathML">
  <semantics>
    <mrow>
      <mstyle mathsize="20pt">
        <mrow>
          <mrow>
            <msup>
              <mi>W</mi>
              <mrow>
                <mi>±</mi>
              </mrow>
            </msup>
          </mrow>
        </mrow>
      </mstyle>
    </mrow>
    <annotation encoding="StarMath 5.0">size 20{W^{±}}</annotation>
  </semantics>
</math>
</file>

<file path=Object 16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2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3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4/content.xml><?xml version="1.0" encoding="utf-8"?>
<math xmlns="http://www.w3.org/1998/Math/MathML">
  <semantics>
    <mrow>
      <mstyle mathsize="20pt">
        <mrow>
          <mrow>
            <msubsup>
              <mi>X</mi>
              <mrow>
                <mi>l</mi>
              </mrow>
              <mrow>
                <mtext>-</mtext>
              </mrow>
            </msubsup>
          </mrow>
        </mrow>
      </mstyle>
    </mrow>
    <annotation encoding="StarMath 5.0">size 20{X_{l}^{"-"}}</annotation>
  </semantics>
</math>
</file>

<file path=Object 5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6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</mrow>
        </mrow>
      </mstyle>
    </mrow>
    <annotation encoding="StarMath 5.0">size 20{e^{"-"}}</annotation>
  </semantics>
</math>
</file>

<file path=Object 7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</mrow>
        </mrow>
      </mstyle>
    </mrow>
    <annotation encoding="StarMath 5.0">size 20{e^{"-"}}</annotation>
  </semantics>
</math>
</file>

<file path=Object 8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</mrow>
        </mrow>
      </mstyle>
    </mrow>
    <annotation encoding="StarMath 5.0">size 20{e^{"-"}}</annotation>
  </semantics>
</math>
</file>

<file path=Object 9/content.xml><?xml version="1.0" encoding="utf-8"?>
<math xmlns="http://www.w3.org/1998/Math/MathML">
  <semantics>
    <mrow>
      <mstyle mathsize="20pt">
        <mrow>
          <mrow>
            <msub>
              <mi>v</mi>
              <mrow>
                <mi>e</mi>
              </mrow>
            </msub>
          </mrow>
        </mrow>
      </mstyle>
    </mrow>
    <annotation encoding="StarMath 5.0">size 20{v_{e}}</annotation>
  </semantics>
</math>
</file>